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_32__20_Dots_20_1_20_Dash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4.042cm"/>
    </style:style>
    <style:style style:name="gr4" style:family="graphic" style:parent-style-name="standard">
      <style:graphic-properties draw:marker-start="Line_20_Arrow_20_3" draw:marker-end="Line_20_Arrow_20_3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Ultrafine_20_Dotted_20__28_var_29_" draw:marker-start="Line_20_Arrow_20_2" draw:marker-end="Line_20_Arrow_20_2" draw:marker-end-width="0.3cm" draw:textarea-horizontal-align="center" draw:textarea-vertical-align="middle"/>
    </style:style>
    <style:style style:name="gr8" style:family="graphic" style:parent-style-name="standard">
      <style:graphic-properties draw:marker-start="Line_20_Arrow_20_2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marker-start="Line_20_Arrow_20_2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marker-start="" draw:marker-end="Line_20_Arrow_20_4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042cm"/>
    </style:style>
    <style:style style:name="gr13" style:family="graphic">
      <style:graphic-properties style:protect="size"/>
    </style:style>
    <style:style style:name="pr1" style:family="presentation" style:parent-style-name="默认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>
        <draw:line draw:style-name="gr1" draw:text-style-name="P1" draw:layer="layout" svg:x1="1.5cm" svg:y1="14.5cm" svg:x2="25.5cm" svg:y2="14.5cm">
          <text:p/>
        </draw:line>
        <draw:frame draw:style-name="gr2" draw:layer="layout" svg:width="3.042cm" svg:height="0.988cm" svg:x="11.5cm" svg:y="12.912cm">
          <draw:text-box>
            <text:p>用户空间</text:p>
          </draw:text-box>
        </draw:frame>
        <draw:frame draw:style-name="gr3" draw:layer="layout" svg:width="3.042cm" svg:height="0.988cm" svg:x="11.458cm" svg:y="14.912cm">
          <draw:text-box>
            <text:p>内核空间</text:p>
          </draw:text-box>
        </draw:frame>
        <draw:line draw:style-name="gr4" draw:text-style-name="P1" draw:layer="layout" svg:x1="7.3cm" svg:y1="12.5cm" svg:x2="7.3cm" svg:y2="3cm">
          <text:p/>
        </draw:line>
        <draw:frame draw:style-name="gr2" draw:layer="layout" svg:width="3.889cm" svg:height="0.988cm" svg:x="3.111cm" svg:y="4.5cm">
          <draw:text-box>
            <text:p>Gre socket</text:p>
          </draw:text-box>
        </draw:frame>
        <draw:custom-shape draw:style-name="gr5" draw:text-style-name="P1" draw:id="id2" draw:layer="layout" svg:width="4.5cm" svg:height="2cm" svg:x="19cm" svg:y="8.7cm">
          <text:p text:style-name="P1">callmg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2cm" svg:y1="8.7cm" svg:x2="22cm" svg:y2="2.7cm">
          <text:p/>
        </draw:line>
        <draw:frame draw:style-name="gr2" draw:layer="layout" svg:width="3.791cm" svg:height="0.988cm" svg:x="22.8cm" svg:y="4.8cm">
          <draw:text-box>
            <text:p>Tcp socket</text:p>
          </draw:text-box>
        </draw:frame>
        <draw:line draw:style-name="gr1" draw:text-style-name="P1" draw:layer="layout" svg:x1="2cm" svg:y1="3.5cm" svg:x2="25.5cm" svg:y2="3.5cm">
          <text:p/>
        </draw:line>
        <draw:custom-shape draw:style-name="gr5" draw:text-style-name="P1" draw:id="id1" draw:layer="layout" svg:width="3cm" svg:height="1.5cm" svg:x="8cm" svg:y="8.9cm">
          <text:p text:style-name="P1">pptp.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9.5cm" svg:y1="12.5cm" svg:x2="9.5cm" svg:y2="10.5cm">
          <text:p/>
        </draw:line>
        <draw:frame draw:style-name="gr2" draw:layer="layout" svg:width="1.772cm" svg:height="0.988cm" svg:x="9.6cm" svg:y="11cm">
          <draw:text-box>
            <text:p>调用</text:p>
          </draw:text-box>
        </draw:frame>
        <draw:line draw:style-name="gr7" draw:text-style-name="P1" draw:layer="layout" svg:x1="11cm" svg:y1="9.5cm" svg:x2="19cm" svg:y2="9.5cm">
          <text:p/>
        </draw:line>
        <draw:frame draw:style-name="gr2" draw:layer="layout" svg:width="4.181cm" svg:height="0.988cm" svg:x="12.7cm" svg:y="8.4cm">
          <draw:text-box>
            <text:p>Unix socket</text:p>
          </draw:text-box>
        </draw:frame>
        <draw:custom-shape draw:style-name="gr8" draw:text-style-name="P1" draw:layer="layout" svg:width="3cm" svg:height="2cm" svg:x="5cm" svg:y="15.7cm">
          <text:p text:style-name="P1">ppp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6cm" svg:height="3.5cm" svg:x="5cm" svg:y="12.5cm">
          <text:p text:style-name="P1">pppd</text:p>
          <draw:enhanced-geometry svg:viewBox="0 0 21600 21600" draw:type="rectangle" draw:enhanced-path="M 0 0 L 21600 0 21600 21600 0 21600 0 0 Z N"/>
        </draw:custom-shape>
        <draw:frame draw:style-name="gr10" draw:layer="layout" svg:width="3.042cm" svg:height="0.988cm" svg:x="11.5cm" svg:y="1.952cm">
          <draw:text-box>
            <text:p>真实网卡</text:p>
          </draw:text-box>
        </draw:frame>
        <draw:frame draw:style-name="gr10" draw:layer="layout" svg:width="3.042cm" svg:height="0.988cm" svg:x="8cm" svg:y="17cm">
          <draw:text-box>
            <text:p>虚拟网卡</text:p>
          </draw:text-box>
        </draw:frame>
        <draw:connector draw:style-name="gr11" draw:text-style-name="P1" draw:layer="layout" draw:line-skew="-1.699cm" svg:x1="9.5cm" svg:y1="8.9cm" svg:x2="21.25cm" svg:y2="8.7cm" draw:start-shape="id1" draw:start-glue-point="0" draw:end-shape="id2" draw:end-glue-point="0" svg:d="m9500 8900v-2400h11750v2200">
          <text:p/>
        </draw:connector>
        <draw:frame draw:style-name="gr10" draw:layer="layout" svg:width="3.164cm" svg:height="0.988cm" svg:x="13.5cm" svg:y="5.7cm">
          <draw:text-box>
            <text:p>两次fork</text:p>
          </draw:text-box>
        </draw:frame>
        <draw:frame draw:style-name="gr12" draw:layer="layout" svg:width="3.042cm" svg:height="0.988cm" svg:x="3.458cm" svg:y="1.5cm">
          <draw:text-box>
            <text:p>内核空间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Line_20_Arrow_20_2" draw:display-name="Line Arrow 2" svg:viewBox="0 0 1131 2256" svg:d="m1127 2120-449-2006-9-42-25-39-38-25-38-8-43 8-38 25-25 39-9 42-449 2006v13l-4 9 9 42 25 38 38 25 42 9h903l42-9 38-25 26-38 8-42v-9z"/>
    <draw:marker draw:name="Line_20_Arrow_20_3" draw:display-name="Line Arrow 3" svg:viewBox="0 0 1013 1130" svg:d="m1009 1050-449-1008-22-30-29-12-34 12-21 26-449 1012-5 13v8l5 21 12 21 17 13 21 4h903l21-4 21-13 9-21 4-21v-8z"/>
    <draw:marker draw:name="Line_20_Arrow_20_4" draw:display-name="Line Arrow 4" svg:viewBox="0 0 1131 1918" svg:d="m737 1131h394l-564-1131-567 1131h398l-398 787h1131z"/>
    <draw:stroke-dash draw:name="_32__20_Dots_20_1_20_Dash" draw:display-name="2 Dots 1 Dash" draw:style="rect" draw:dots1="2" draw:dots2="1" draw:dots2-length="0.203cm" draw:distance="0.203cm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编号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编号&gt;</text:page-number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ean </meta:initial-creator>
    <meta:creation-date>2011-04-19T10:44:36</meta:creation-date>
    <meta:editing-duration>PT00H03M13S</meta:editing-duration>
    <meta:editing-cycles>2</meta:editing-cycles>
    <dc:date>2011-04-19T11:03:19</dc:date>
    <dc:creator>dean </dc:creator>
    <meta:document-statistic meta:object-count="44"/>
    <meta:generator>OpenOffice.org/3.2$Unix OpenOffice.org_project/320m12$Build-9483</meta:generator>
  </office:meta>
</office:document-meta>
</file>